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Lucida Grande" svg:font-family="'Lucida Gran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2">
      <style:paragraph-properties fo:text-align="start" style:justify-single-word="false"/>
    </style:style>
    <style:style style:name="P9" style:family="paragraph" style:parent-style-name="Frame_20_contents">
      <style:paragraph-properties fo:text-align="start" style:justify-single-word="false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style:style style:name="T8" style:family="text">
      <style:text-properties fo:color="#00ae00"/>
    </style:style>
    <style:style style:name="T9" style:family="text">
      <style:text-properties fo:color="#00ae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355e00" fo:font-weight="bold" style:font-weight-asian="bold" style:font-weight-complex="bold"/>
    </style:style>
    <style:style style:name="T12" style:family="text">
      <style:text-properties fo:color="#5c8526"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equences in PostgreSQL</text:h>
      <text:p text:style-name="P2">When doing database applications, we sometimes want to generate identifiers automatically, for some rows in the database. The common solution in SQL is to use sequences. </text:p>
      <text:p text:style-name="P2">Most DBMSs implement sequences in one form or another, but the syntax may vary from one DBMS to another; in this document we'll focus on sequences in PostgreSQL.</text:p>
      <text:h text:style-name="Heading_20_2" text:outline-level="2"><text:span text:style-name="T2">Creating a Sequence</text:span></text:h>
      <text:p text:style-name="P3"><text:span text:style-name="T2">Surprisingly, we use a CREATE SEQUENCE statement to create a sequence, with the name of the sequence (by convention, we end the name in _seq) as in:</text:span></text:p>
      <text:h text:style-name="Heading_20_2" text:outline-level="2"><draw:frame draw:style-name="fr1" draw:name="Frame1" text:anchor-type="paragraph" svg:width="6.1528in" draw:z-index="0"><draw:text-box fo:min-height="0.3055in"><text:p text:style-name="P9">CREATE SEQUENCE Person_seq;</text:p></draw:text-box></draw:frame><text:span text:style-name="T2">Getting the next value</text:span></text:h>
      <text:p text:style-name="P3"><text:span text:style-name="T2">We can get the value of a sequence by using the function nextval, and passing it the name of the sequence (in single quotes, since the name is a string constant). This function atomically increments the sequence, and returns the old value; if we call it again, we get an incremented value. Notice that even if two users increment the same sequence at 'the same time' the DBMS ensures that the increments are serialized.</text:span></text:p>
      <text:p text:style-name="P3"><text:span text:style-name="T2">We could get the next value in the sequence by using:</text:span></text:p>
      <text:h text:style-name="Heading_20_2" text:outline-level="2"><draw:frame draw:style-name="fr1" draw:name="Frame2" text:anchor-type="paragraph" svg:width="6.1528in" draw:z-index="1"><draw:text-box fo:min-height="0.3055in"><text:p text:style-name="P9">SELECT NextVal('Person_seq');</text:p></draw:text-box></draw:frame><text:span text:style-name="T2">Default values and SERIAL data tyoe</text:span></text:h>
      <text:p text:style-name="P3"><text:span text:style-name="T2">We can also use NextVal as an expression for the DEFAULT value of a field; if we're doing that, we may prefer to define the field's datatype as SERIAL; PostgreSQL will automatically define a sequence for SERIAL fields, and will automatically insert its next value (incrementing the sequence) when an INSERT statement is issued for that table without a value for that field.</text:span></text:p>
      <text:p text:style-name="P3"><text:span text:style-name="T2">For example, if we define:</text:span></text:p>
      <text:p text:style-name="P3"><draw:frame draw:style-name="fr1" draw:name="Frame3" text:anchor-type="paragraph" svg:width="6.1528in" draw:z-index="2"><draw:text-box fo:min-height="0.3055in"><text:p text:style-name="P9">CREATE TABLE Category (</text:p><text:p text:style-name="P9"><text:tab/>Id SERIAL PRIMARY KEY,</text:p><text:p text:style-name="P9"><text:tab/>name VARCHAR(20)</text:p><text:p text:style-name="P9">);</text:p></draw:text-box></draw:frame><text:span text:style-name="T2">Postgresql will automatically create a sequence (category_seq) for that field. If we insert a row on that table without specifying a value for id, it will automatically use the next value of the sequence; so executing</text:span></text:p>
      <text:p text:style-name="P3"><draw:frame draw:style-name="fr1" draw:name="Frame4" text:anchor-type="paragraph" svg:width="6.1528in" draw:z-index="3"><draw:text-box fo:min-height="0.3055in"><text:p text:style-name="P9">INSERT INTO Category(name) VALUES('One');</text:p><text:p text:style-name="P9">INSERT INTO Category(name) VALUES('Two');</text:p></draw:text-box></draw:frame><text:soft-page-break/><text:span text:style-name="T2">Will insert two categories, with ids 1 and 2. Notice we could still do something like:</text:span></text:p>
      <text:p text:style-name="P3"><draw:frame draw:style-name="fr1" draw:name="Frame5" text:anchor-type="paragraph" svg:width="6.1528in" draw:z-index="4"><draw:text-box fo:min-height="0.3055in"><text:p text:style-name="P9">INSERT INTO Category(id,name) VALUES(20,'Twenty');</text:p></draw:text-box></draw:frame><text:span text:style-name="T2">but this could cause clashes with future rows that use the sequence.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ucida Grande" svg:font-family="'Lucida Gran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ure" style:family="paragraph" style:parent-style-name="Caption"/>
    <style:style style:name="Code" style:family="paragraph" style:parent-style-name="Text_20_body" style:class="text">
      <style:text-properties style:font-name="Courier New" style:font-size-asian="10.5pt"/>
    </style:style>
    <style:style style:name="CodeComments" style:family="paragraph" style:parent-style-name="Text_20_body" style:class="text">
      <style:text-properties fo:color="#008000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fo:font-size="12pt" fo:font-weight="bold" style:font-name-asian="Courier New1" style:font-size-asian="10.5pt" style:font-name-complex="Courier New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in" fo:margin-left="0in" fo:margin-right="0in" fo:margin-bottom="0.1in" style:dynamic-spacing="false"/>
      </style:header-style>
      <style:footer-style>
        <style:header-footer-properties fo:min-height="0.3in" fo:margin-left="0in" fo:margin-right="0in" fo:margin-top="0.1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Databases, SPSU, okaram<text:tab/>Sequences in PostgreSQL<text:tab/><text:page-number text:select-page="current">2</text:page-number> of <text:page-count>2</text:page-count></text:p>
      </style:header>
      <style:footer>
        <text:p text:style-name="MP1">Licensed under Creative Commons, Attribution, Share-Alike<text:tab/><text:tab/>http://creativecommons.org/licenses/by-sa/3.0/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Weak Entities</dc:title>
    <dc:description>Introduction to weak entities.

Licensed under Creative Commons, Attribution, Share-Alike		http://creativecommons.org/licenses/by-sa/3.0/</dc:description>
    <dc:subject>ER Modeling</dc:subject>
    <meta:creation-date>2007-08-24T19:01:11</meta:creation-date>
    <dc:date>2008-11-20T15:10:07</dc:date>
    <meta:keyword>Modeling</meta:keyword>
    <meta:keyword>Databases</meta:keyword>
    <dc:language>en-US</dc:language>
    <meta:editing-cycles>45</meta:editing-cycles>
    <meta:editing-duration>PT44H54M14S</meta:editing-duration>
    <dc:creator>Orlando Karam</dc:creator>
    <meta:document-statistic meta:table-count="0" meta:image-count="0" meta:object-count="0" meta:page-count="2" meta:paragraph-count="25" meta:word-count="358" meta:character-count="2232"/>
    <meta:user-defined meta:name="Info 1"/>
    <meta:user-defined meta:name="Info 2"/>
    <meta:user-defined meta:name="Info 3"/>
    <meta:user-defined meta:name="Info 4"/>
  </office:meta>
</office:document-meta>
</file>